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4000002D5EF3FD3631E2811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836cm" svg:height="10.462cm" svg:x="0.118cm" svg:y="0.238cm">
          <draw:image xlink:href="Pictures/1000000000000404000002D5EF3FD3631E2811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1T16:10:08.020000000</dc:date>
    <meta:editing-duration>PT2M38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